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top="0in" fo:margin-bottom="0.1665in" loext:contextual-spacing="false" fo:orphans="2" fo:widows="2"/>
    </style:style>
    <style:style style:name="P2" style:family="paragraph" style:parent-style-name="Preformatted_20_Text" style:list-style-name="L1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 officeooo:paragraph-rsid="00022d41"/>
    </style:style>
    <style:style style:name="P3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 officeooo:rsid="00022d41" officeooo:paragraph-rsid="00022d41"/>
    </style:style>
    <style:style style:name="P4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 officeooo:rsid="00022d41" officeooo:paragraph-rsid="00022d41" fo:background-color="#ffff00"/>
    </style:style>
    <style:style style:name="P5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 officeooo:rsid="00022d41" officeooo:paragraph-rsid="00022d41" fo:background-color="#ff6600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riginal Gazebo base</text:p>
      <text:p text:style-name="P3">1. roslaunch panda_gazebo panda_gazebo.launch</text:p>
      <text:p text:style-name="P3">2. roslaunch panda_moveit panda_moveit.launch</text:p>
      <text:p text:style-name="P3">3. roslaunch panda_moveit moveit_rviz.launch</text:p>
      <text:p text:style-name="P3"/>
      <text:p text:style-name="P3"/>
      <text:p text:style-name="P3"/>
      <text:p text:style-name="P3"/>
      <text:p text:style-name="P5">Original Zi Jian</text:p>
      <text:list xml:id="list8168229590151312506" text:style-name="L1">
        <text:list-item>
          <text:p text:style-name="P2">roslaunch panda_moveit_config demo.launch</text:p>
        </text:list-item>
        <text:list-item>
          <text:p text:style-name="P1"><text:span text:style-name="Source_20_Text"><text:span text:style-name="T2">rosrun constrained_expt simple_demo</text:span></text:span></text:p>
        </text:list-item>
      </text:list>
      <text:p text:style-name="Text_20_body"><text:line-break/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9:45:24.312446371</meta:creation-date>
    <dc:date>2018-11-21T19:47:47.096335386</dc:date>
    <meta:editing-duration>PT2M23S</meta:editing-duration>
    <meta:editing-cycles>1</meta:editing-cycles>
    <meta:document-statistic meta:table-count="0" meta:image-count="0" meta:object-count="0" meta:page-count="1" meta:paragraph-count="9" meta:word-count="26" meta:character-count="253" meta:non-whitespace-character-count="233"/>
    <meta:generator>LibreOffice/5.1.6.2$Linux_X86_64 LibreOffice_project/10m0$Build-2</meta:generator>
  </office:meta>
</office:document-meta>
</file>